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gularization" table:style-name="ta1">
        <table:shapes>
          <draw:frame draw:z-index="0" draw:style-name="gr1" draw:text-style-name="P1" svg:width="6.2988in" svg:height="3.5429in" svg:x="19.3134in" svg:y="0.6984in">
            <draw:object draw:notify-on-update-of-ranges="Regularization.B1:Regularization.B1 Regularization.D3:Regularization.D16 Regularization.B1:Regularization.B1 Regularization.B3:Regularization.B16 Regularization.D3:Regularization.D16 Regularization.C1:Regularization.C1 Regularization.C3:Regularization.C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5.6949in" svg:y="0.7331in">
            <draw:object draw:notify-on-update-of-ranges="Regularization.E2:Regularization.E48 Regularization.G1:Regularization.G1 Regularization.G2:Regularization.G48 Regularization.E2:Regularization.E48 Regularization.H1:Regularization.H1 Regularization.H1:Regularization.H4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Mu</text:p>
          </table:table-cell>
          <table:table-cell office:value-type="string">
            <text:p>Training Accuracy</text:p>
          </table:table-cell>
          <table:table-cell office:value-type="string">
            <text:p>Validation Accuracy</text:p>
          </table:table-cell>
          <table:table-cell office:value-type="string">
            <text:p>Log</text:p>
          </table:table-cell>
          <table:table-cell office:value-type="string">
            <text:p>Epoch</text:p>
          </table:table-cell>
          <table:table-cell office:value-type="string">
            <text:p>Regularized Lcl</text:p>
          </table:table-cell>
          <table:table-cell office:value-type="string">
            <text:p>Traiqning Accuracy</text:p>
          </table:table-cell>
          <table:table-cell office:value-type="string">
            <text:p>Validation Accuracy</text:p>
          </table:table-cell>
          <table:table-cell office:value-type="string">
            <text:p>Validation set lcl</text:p>
          </table:table-cell>
          <table:table-cell table:number-columns-repeated="2"/>
          <table:table-cell office:value-type="string">
            <text:p>Lambda</text:p>
          </table:table-cell>
          <table:table-cell office:value-type="string">
            <text:p>mu</text:p>
          </table:table-cell>
          <table:table-cell/>
          <table:table-cell office:value-type="string">
            <text:p>Epochs</text:p>
          </table:table-cell>
          <table:table-cell office:value-type="string">
            <text:p>Lcl</text:p>
          </table:table-cell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office:value-type="float" office:value="9.32858510176">
            <text:p>9.3285851018</text:p>
          </table:table-cell>
          <table:table-cell office:value-type="float" office:value="0.845">
            <text:p>0.845</text:p>
          </table:table-cell>
          <table:table-cell office:value-type="float" office:value="0.829113924051">
            <text:p>0.8291139241</text:p>
          </table:table-cell>
          <table:table-cell office:value-type="float" office:value="-41.737">
            <text:p>-41.737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1-9</text:p>
          </table:table-cell>
          <table:table-cell/>
          <table:table-cell office:value-type="float" office:value="0">
            <text:p>0</text:p>
          </table:table-cell>
          <table:table-cell office:value-type="float" office:value="-264.943860464">
            <text:p>-264.94386046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5">
            <text:p>0.5</text:p>
          </table:table-cell>
          <table:table-cell office:value-type="float" office:value="0.512">
            <text:p>0.512</text:p>
          </table:table-cell>
          <table:table-cell table:formula="of:=LOG([.A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.46447026428">
            <text:p>8.4644702643</text:p>
          </table:table-cell>
          <table:table-cell office:value-type="float" office:value="0.8475">
            <text:p>0.8475</text:p>
          </table:table-cell>
          <table:table-cell office:value-type="float" office:value="0.835443037975">
            <text:p>0.835443038</text:p>
          </table:table-cell>
          <table:table-cell office:value-type="string">
            <text:p>Validation Set accuracy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1-8</text:p>
          </table:table-cell>
          <table:table-cell/>
          <table:table-cell office:value-type="float" office:value="1">
            <text:p>1</text:p>
          </table:table-cell>
          <table:table-cell office:value-type="float" office:value="-255.610761328">
            <text:p>-255.61076132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float" office:value="0.512">
            <text:p>0.512</text:p>
          </table:table-cell>
          <table:table-cell table:formula="of:=LOG([.A4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.800751045">
            <text:p>7.800751045</text:p>
          </table:table-cell>
          <table:table-cell office:value-type="float" office:value="0.8525">
            <text:p>0.8525</text:p>
          </table:table-cell>
          <table:table-cell office:value-type="float" office:value="0.829113924051">
            <text:p>0.8291139241</text:p>
          </table:table-cell>
          <table:table-cell table:style-name="ce1" office:value-type="percentage" office:value="0.962">
            <text:p>96.20%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1-7</text:p>
          </table:table-cell>
          <table:table-cell/>
          <table:table-cell office:value-type="float" office:value="2">
            <text:p>2</text:p>
          </table:table-cell>
          <table:table-cell office:value-type="float" office:value="-248.45280198">
            <text:p>-248.4528019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655">
            <text:p>0.655</text:p>
          </table:table-cell>
          <table:table-cell office:value-type="float" office:value="0.632">
            <text:p>0.632</text:p>
          </table:table-cell>
          <table:table-cell table:formula="of:=LOG([.A5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.2969388414">
            <text:p>7.2969388414</text:p>
          </table:table-cell>
          <table:table-cell office:value-type="float" office:value="0.855">
            <text:p>0.855</text:p>
          </table:table-cell>
          <table:table-cell office:value-type="float" office:value="0.829113924051">
            <text:p>0.8291139241</text:p>
          </table:table-cell>
          <table:table-cell office:value-type="string">
            <text:p>Test Set Accurac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1-6</text:p>
          </table:table-cell>
          <table:table-cell/>
          <table:table-cell office:value-type="float" office:value="3">
            <text:p>3</text:p>
          </table:table-cell>
          <table:table-cell office:value-type="float" office:value="-242.906462791">
            <text:p>-242.9064627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  <table:table-cell office:value-type="float" office:value="0.746">
            <text:p>0.746</text:p>
          </table:table-cell>
          <table:table-cell table:formula="of:=LOG([.A6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.91709326182">
            <text:p>6.9170932618</text:p>
          </table:table-cell>
          <table:table-cell office:value-type="float" office:value="0.855">
            <text:p>0.855</text:p>
          </table:table-cell>
          <table:table-cell office:value-type="float" office:value="0.829113924051">
            <text:p>0.8291139241</text:p>
          </table:table-cell>
          <table:table-cell table:style-name="ce1" office:value-type="percentage" office:value="0.8995">
            <text:p>89.95%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1-5</text:p>
          </table:table-cell>
          <table:table-cell/>
          <table:table-cell office:value-type="float" office:value="4">
            <text:p>4</text:p>
          </table:table-cell>
          <table:table-cell office:value-type="float" office:value="-238.571420883">
            <text:p>-238.57142088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float" office:value="0.8411">
            <text:p>0.8411</text:p>
          </table:table-cell>
          <table:table-cell table:formula="of:=LOG([.A7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.63191365514">
            <text:p>6.6319136551</text:p>
          </table:table-cell>
          <table:table-cell office:value-type="float" office:value="0.8575">
            <text:p>0.8575</text:p>
          </table:table-cell>
          <table:table-cell office:value-type="float" office:value="0.829113924051">
            <text:p>0.8291139241</text:p>
          </table:table-cell>
          <table:table-cell office:value-type="string">
            <text:p>Training Set Accurac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-4</text:p>
          </table:table-cell>
          <table:table-cell/>
          <table:table-cell office:value-type="float" office:value="5">
            <text:p>5</text:p>
          </table:table-cell>
          <table:table-cell office:value-type="float" office:value="-235.158505163">
            <text:p>-235.158505163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8425">
            <text:p>0.8425</text:p>
          </table:table-cell>
          <table:table-cell office:value-type="float" office:value="0.82911">
            <text:p>0.82911</text:p>
          </table:table-cell>
          <table:table-cell table:formula="of:=LOG([.A8])"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6.41845382074">
            <text:p>6.4184538207</text:p>
          </table:table-cell>
          <table:table-cell office:value-type="float" office:value="0.8575">
            <text:p>0.8575</text:p>
          </table:table-cell>
          <table:table-cell office:value-type="float" office:value="0.829113924051">
            <text:p>0.8291139241</text:p>
          </table:table-cell>
          <table:table-cell table:style-name="ce1" office:value-type="percentage" office:value="0.965">
            <text:p>96.50%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/>
          <table:table-cell office:value-type="float" office:value="6">
            <text:p>6</text:p>
          </table:table-cell>
          <table:table-cell office:value-type="float" office:value="-232.455405258">
            <text:p>-232.455405258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office:value-type="float" office:value="0.8544">
            <text:p>0.8544</text:p>
          </table:table-cell>
          <table:table-cell table:formula="of:=LOG([.A9])"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float" office:value="6.25909967901">
            <text:p>6.259099679</text:p>
          </table:table-cell>
          <table:table-cell office:value-type="float" office:value="0.8575">
            <text:p>0.8575</text:p>
          </table:table-cell>
          <table:table-cell office:value-type="float" office:value="0.829113924051">
            <text:p>0.8291139241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string">
            <text:p>1-2</text:p>
          </table:table-cell>
          <table:table-cell/>
          <table:table-cell office:value-type="float" office:value="7">
            <text:p>7</text:p>
          </table:table-cell>
          <table:table-cell office:value-type="float" office:value="-230.303868591">
            <text:p>-230.303868591</text:p>
          </table:table-cell>
        </table:table-row>
        <table:table-row table:style-name="ro2">
          <table:table-cell office:value-type="float" office:value="0.001">
            <text:p>0.001</text:p>
          </table:table-cell>
          <table:table-cell office:value-type="float" office:value="0.925">
            <text:p>0.925</text:p>
          </table:table-cell>
          <table:table-cell office:value-type="float" office:value="0.8607">
            <text:p>0.8607</text:p>
          </table:table-cell>
          <table:table-cell table:formula="of:=LOG([.A10])"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6.14046426938">
            <text:p>6.1404642694</text:p>
          </table:table-cell>
          <table:table-cell office:value-type="float" office:value="0.8575">
            <text:p>0.8575</text:p>
          </table:table-cell>
          <table:table-cell office:value-type="float" office:value="0.829113924051">
            <text:p>0.8291139241</text:p>
          </table:table-cell>
          <table:table-cell table:number-columns-repeated="3"/>
          <table:table-cell office:value-type="float" office:value="0.01">
            <text:p>0.01</text:p>
          </table:table-cell>
          <table:table-cell office:value-type="string">
            <text:p>1-1</text:p>
          </table:table-cell>
          <table:table-cell/>
          <table:table-cell office:value-type="float" office:value="8">
            <text:p>8</text:p>
          </table:table-cell>
          <table:table-cell office:value-type="float" office:value="-228.584329167">
            <text:p>-228.584329167</text:p>
          </table:table-cell>
        </table:table-row>
        <table:table-row table:style-name="ro2">
          <table:table-cell office:value-type="float" office:value="0.0001">
            <text:p>0.0001</text:p>
          </table:table-cell>
          <table:table-cell office:value-type="float" office:value="0.9925">
            <text:p>0.9925</text:p>
          </table:table-cell>
          <table:table-cell office:value-type="float" office:value="0.905">
            <text:p>0.905</text:p>
          </table:table-cell>
          <table:table-cell table:formula="of:=LOG([.A11])" office:value-type="float" office:value="-4">
            <text:p>-4</text:p>
          </table:table-cell>
          <table:table-cell office:value-type="float" office:value="9">
            <text:p>9</text:p>
          </table:table-cell>
          <table:table-cell office:value-type="float" office:value="6.05242220528">
            <text:p>6.0524222053</text:p>
          </table:table-cell>
          <table:table-cell office:value-type="float" office:value="0.86">
            <text:p>0.86</text:p>
          </table:table-cell>
          <table:table-cell office:value-type="float" office:value="0.829113924051">
            <text:p>0.8291139241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-227.205376615">
            <text:p>-227.205376615</text:p>
          </table:table-cell>
        </table:table-row>
        <table:table-row table:style-name="ro2">
          <table:table-cell office:value-type="float" office:value="0.00001">
            <text:p>0.00001</text:p>
          </table:table-cell>
          <table:table-cell office:value-type="float" office:value="1">
            <text:p>1</text:p>
          </table:table-cell>
          <table:table-cell office:value-type="float" office:value="0.8987">
            <text:p>0.8987</text:p>
          </table:table-cell>
          <table:table-cell table:formula="of:=LOG([.A12])"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5.98733200743">
            <text:p>5.9873320074</text:p>
          </table:table-cell>
          <table:table-cell office:value-type="float" office:value="0.8625">
            <text:p>0.8625</text:p>
          </table:table-cell>
          <table:table-cell office:value-type="float" office:value="0.829113924051">
            <text:p>0.8291139241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-226.096414657">
            <text:p>-226.096414657</text:p>
          </table:table-cell>
        </table:table-row>
        <table:table-row table:style-name="ro2">
          <table:table-cell office:value-type="float" office:value="0.000001">
            <text:p>0.000001</text:p>
          </table:table-cell>
          <table:table-cell office:value-type="float" office:value="1">
            <text:p>1</text:p>
          </table:table-cell>
          <table:table-cell office:value-type="float" office:value="0.8987">
            <text:p>0.8987</text:p>
          </table:table-cell>
          <table:table-cell table:formula="of:=LOG([.A13])" office:value-type="float" office:value="-6">
            <text:p>-6</text:p>
          </table:table-cell>
          <table:table-cell office:value-type="float" office:value="11">
            <text:p>11</text:p>
          </table:table-cell>
          <table:table-cell office:value-type="float" office:value="5.939432568">
            <text:p>5.939432568</text:p>
          </table:table-cell>
          <table:table-cell office:value-type="float" office:value="0.8675">
            <text:p>0.8675</text:p>
          </table:table-cell>
          <table:table-cell office:value-type="float" office:value="0.829113924051">
            <text:p>0.8291139241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-225.202452377">
            <text:p>-225.202452377</text:p>
          </table:table-cell>
        </table:table-row>
        <table:table-row table:style-name="ro2">
          <table:table-cell office:value-type="float" office:value="0.0000001">
            <text:p>0.0000001</text:p>
          </table:table-cell>
          <table:table-cell office:value-type="float" office:value="1">
            <text:p>1</text:p>
          </table:table-cell>
          <table:table-cell office:value-type="float" office:value="0.8925">
            <text:p>0.8925</text:p>
          </table:table-cell>
          <table:table-cell table:formula="of:=LOG([.A14])" office:value-type="float" office:value="-7">
            <text:p>-7</text:p>
          </table:table-cell>
          <table:table-cell office:value-type="float" office:value="12">
            <text:p>12</text:p>
          </table:table-cell>
          <table:table-cell office:value-type="float" office:value="5.90438289261">
            <text:p>5.9043828926</text:p>
          </table:table-cell>
          <table:table-cell office:value-type="float" office:value="0.8675">
            <text:p>0.8675</text:p>
          </table:table-cell>
          <table:table-cell office:value-type="float" office:value="0.829113924051">
            <text:p>0.8291139241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-224.480345415">
            <text:p>-224.480345415</text:p>
          </table:table-cell>
        </table:table-row>
        <table:table-row table:style-name="ro2">
          <table:table-cell office:value-type="float" office:value="0.00000001">
            <text:p>0.00000001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formula="of:=LOG([.A15])" office:value-type="float" office:value="-8">
            <text:p>-8</text:p>
          </table:table-cell>
          <table:table-cell office:value-type="float" office:value="13">
            <text:p>13</text:p>
          </table:table-cell>
          <table:table-cell office:value-type="float" office:value="5.87891385601">
            <text:p>5.878913856</text:p>
          </table:table-cell>
          <table:table-cell office:value-type="float" office:value="0.8675">
            <text:p>0.8675</text:p>
          </table:table-cell>
          <table:table-cell office:value-type="float" office:value="0.829113924051">
            <text:p>0.8291139241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-223.896039989">
            <text:p>-223.896039989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 office:value-type="float" office:value="5.86056547614">
            <text:p>5.8605654761</text:p>
          </table:table-cell>
          <table:table-cell office:value-type="float" office:value="0.8675">
            <text:p>0.8675</text:p>
          </table:table-cell>
          <table:table-cell office:value-type="float" office:value="0.835443037975">
            <text:p>0.835443038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float" office:value="-223.422522673">
            <text:p>-223.422522673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office:value-type="float" office:value="5.84748878783">
            <text:p>5.8474887878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-223.0382753">
            <text:p>-223.0382753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 office:value-type="float" office:value="5.83829632299">
            <text:p>5.838296323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-222.726097207">
            <text:p>-222.726097207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 office:value-type="float" office:value="5.8319491457">
            <text:p>5.8319491457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17">
            <text:p>17</text:p>
          </table:table-cell>
          <table:table-cell office:value-type="float" office:value="-222.472198624">
            <text:p>-222.472198624</text:p>
          </table:table-cell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office:value-type="float" office:value="5.8276714116">
            <text:p>5.8276714116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18">
            <text:p>18</text:p>
          </table:table-cell>
          <table:table-cell office:value-type="float" office:value="-222.26549686">
            <text:p>-222.26549686</text:p>
          </table:table-cell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 office:value-type="float" office:value="5.82488569033">
            <text:p>5.8248856903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19">
            <text:p>19</text:p>
          </table:table-cell>
          <table:table-cell office:value-type="float" office:value="-222.097066028">
            <text:p>-222.097066028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 office:value-type="float" office:value="5.82316398163">
            <text:p>5.8231639816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float" office:value="-221.959704205">
            <text:p>-221.959704205</text:p>
          </table:table-cell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 office:value-type="float" office:value="5.82219061452">
            <text:p>5.8221906145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-221.847591232">
            <text:p>-221.847591232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office:value-type="float" office:value="5.82173415678">
            <text:p>5.8217341568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2">
            <text:p>22</text:p>
          </table:table-cell>
          <table:table-cell office:value-type="float" office:value="-221.756017028">
            <text:p>-221.756017028</text:p>
          </table:table-cell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 office:value-type="float" office:value="5.82162616342">
            <text:p>5.8216261634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3">
            <text:p>23</text:p>
          </table:table-cell>
          <table:table-cell office:value-type="float" office:value="-221.681165111">
            <text:p>-221.681165111</text:p>
          </table:table-cell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 office:value-type="float" office:value="5.82174511893">
            <text:p>5.8217451189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4">
            <text:p>24</text:p>
          </table:table-cell>
          <table:table-cell office:value-type="float" office:value="-221.619939578">
            <text:p>-221.619939578</text:p>
          </table:table-cell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 office:value-type="float" office:value="5.82200432401">
            <text:p>5.822004324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5">
            <text:p>25</text:p>
          </table:table-cell>
          <table:table-cell office:value-type="float" office:value="-221.569826478">
            <text:p>-221.569826478</text:p>
          </table:table-cell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 office:value-type="float" office:value="5.82234277746">
            <text:p>5.8223427775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6">
            <text:p>26</text:p>
          </table:table-cell>
          <table:table-cell office:value-type="float" office:value="-221.528782481">
            <text:p>-221.528782481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 office:value-type="float" office:value="5.82271833041">
            <text:p>5.8227183304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7">
            <text:p>27</text:p>
          </table:table-cell>
          <table:table-cell office:value-type="float" office:value="-221.495145309">
            <text:p>-221.495145309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 office:value-type="float" office:value="5.82310256263">
            <text:p>5.8231025626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8">
            <text:p>28</text:p>
          </table:table-cell>
          <table:table-cell office:value-type="float" office:value="-221.467561554">
            <text:p>-221.467561554</text:p>
          </table:table-cell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 office:value-type="float" office:value="5.82347696211">
            <text:p>5.8234769621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29">
            <text:p>29</text:p>
          </table:table-cell>
          <table:table-cell office:value-type="float" office:value="-221.444928416">
            <text:p>-221.444928416</text:p>
          </table:table-cell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 office:value-type="float" office:value="5.82383008877">
            <text:p>5.8238300888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0">
            <text:p>30</text:p>
          </table:table-cell>
          <table:table-cell office:value-type="float" office:value="-221.426346627">
            <text:p>-221.426346627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 office:value-type="float" office:value="5.82415547986">
            <text:p>5.8241554799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1">
            <text:p>31</text:p>
          </table:table-cell>
          <table:table-cell office:value-type="float" office:value="-221.411082357">
            <text:p>-221.411082357</text:p>
          </table:table-cell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 office:value-type="float" office:value="5.8244501126">
            <text:p>5.8244501126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2">
            <text:p>32</text:p>
          </table:table-cell>
          <table:table-cell office:value-type="float" office:value="-221.398536365">
            <text:p>-221.398536365</text:p>
          </table:table-cell>
        </table:table-row>
        <table:table-row table:style-name="ro2">
          <table:table-cell table:number-columns-repeated="4"/>
          <table:table-cell office:value-type="float" office:value="33">
            <text:p>33</text:p>
          </table:table-cell>
          <table:table-cell office:value-type="float" office:value="5.82471328424">
            <text:p>5.8247132842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3">
            <text:p>33</text:p>
          </table:table-cell>
          <table:table-cell office:value-type="float" office:value="-221.388218984">
            <text:p>-221.388218984</text:p>
          </table:table-cell>
        </table:table-row>
        <table:table-row table:style-name="ro2">
          <table:table-cell table:number-columns-repeated="4"/>
          <table:table-cell office:value-type="float" office:value="34">
            <text:p>34</text:p>
          </table:table-cell>
          <table:table-cell office:value-type="float" office:value="5.82494580342">
            <text:p>5.8249458034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4">
            <text:p>34</text:p>
          </table:table-cell>
          <table:table-cell office:value-type="float" office:value="-221.379729825">
            <text:p>-221.379729825</text:p>
          </table:table-cell>
        </table:table-row>
        <table:table-row table:style-name="ro2">
          <table:table-cell table:number-columns-repeated="4"/>
          <table:table-cell office:value-type="float" office:value="35">
            <text:p>35</text:p>
          </table:table-cell>
          <table:table-cell office:value-type="float" office:value="5.82514941294">
            <text:p>5.8251494129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5">
            <text:p>35</text:p>
          </table:table-cell>
          <table:table-cell office:value-type="float" office:value="-221.372741291">
            <text:p>-221.372741291</text:p>
          </table:table-cell>
        </table:table-row>
        <table:table-row table:style-name="ro2">
          <table:table-cell table:number-columns-repeated="4"/>
          <table:table-cell office:value-type="float" office:value="36">
            <text:p>36</text:p>
          </table:table-cell>
          <table:table-cell office:value-type="float" office:value="5.82532638332">
            <text:p>5.8253263833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6">
            <text:p>36</text:p>
          </table:table-cell>
          <table:table-cell office:value-type="float" office:value="-221.366985179">
            <text:p>-221.366985179</text:p>
          </table:table-cell>
        </table:table-row>
        <table:table-row table:style-name="ro2">
          <table:table-cell table:number-columns-repeated="4"/>
          <table:table-cell office:value-type="float" office:value="37">
            <text:p>37</text:p>
          </table:table-cell>
          <table:table-cell office:value-type="float" office:value="5.82547923187">
            <text:p>5.8254792319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7">
            <text:p>37</text:p>
          </table:table-cell>
          <table:table-cell office:value-type="float" office:value="-221.362241778">
            <text:p>-221.362241778</text:p>
          </table:table-cell>
        </table:table-row>
        <table:table-row table:style-name="ro2">
          <table:table-cell table:number-columns-repeated="4"/>
          <table:table-cell office:value-type="float" office:value="38">
            <text:p>38</text:p>
          </table:table-cell>
          <table:table-cell office:value-type="float" office:value="5.82561053315">
            <text:p>5.8256105332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8">
            <text:p>38</text:p>
          </table:table-cell>
          <table:table-cell office:value-type="float" office:value="-221.358330992">
            <text:p>-221.358330992</text:p>
          </table:table-cell>
        </table:table-row>
        <table:table-row table:style-name="ro2">
          <table:table-cell table:number-columns-repeated="4"/>
          <table:table-cell office:value-type="float" office:value="39">
            <text:p>39</text:p>
          </table:table-cell>
          <table:table-cell office:value-type="float" office:value="5.82572279552">
            <text:p>5.8257227955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39">
            <text:p>39</text:p>
          </table:table-cell>
          <table:table-cell office:value-type="float" office:value="-221.355105118">
            <text:p>-221.355105118</text:p>
          </table:table-cell>
        </table:table-row>
        <table:table-row table:style-name="ro2">
          <table:table-cell table:number-columns-repeated="4"/>
          <table:table-cell office:value-type="float" office:value="40">
            <text:p>40</text:p>
          </table:table-cell>
          <table:table-cell office:value-type="float" office:value="5.82581838474">
            <text:p>5.8258183847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40">
            <text:p>40</text:p>
          </table:table-cell>
          <table:table-cell office:value-type="float" office:value="-221.352442946">
            <text:p>-221.352442946</text:p>
          </table:table-cell>
        </table:table-row>
        <table:table-row table:style-name="ro2">
          <table:table-cell table:number-columns-repeated="4"/>
          <table:table-cell office:value-type="float" office:value="41">
            <text:p>41</text:p>
          </table:table-cell>
          <table:table-cell office:value-type="float" office:value="5.82589948089">
            <text:p>5.8258994809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41">
            <text:p>41</text:p>
          </table:table-cell>
          <table:table-cell office:value-type="float" office:value="-221.350244951">
            <text:p>-221.350244951</text:p>
          </table:table-cell>
        </table:table-row>
        <table:table-row table:style-name="ro2">
          <table:table-cell table:number-columns-repeated="4"/>
          <table:table-cell office:value-type="float" office:value="42">
            <text:p>42</text:p>
          </table:table-cell>
          <table:table-cell office:value-type="float" office:value="5.82596805816">
            <text:p>5.8259680582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42">
            <text:p>42</text:p>
          </table:table-cell>
          <table:table-cell office:value-type="float" office:value="-221.348429374">
            <text:p>-221.348429374</text:p>
          </table:table-cell>
        </table:table-row>
        <table:table-row table:style-name="ro2">
          <table:table-cell table:number-columns-repeated="4"/>
          <table:table-cell office:value-type="float" office:value="43">
            <text:p>43</text:p>
          </table:table-cell>
          <table:table-cell office:value-type="float" office:value="5.82602588018">
            <text:p>5.8260258802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43">
            <text:p>43</text:p>
          </table:table-cell>
          <table:table-cell office:value-type="float" office:value="-221.346929008">
            <text:p>-221.346929008</text:p>
          </table:table-cell>
        </table:table-row>
        <table:table-row table:style-name="ro2">
          <table:table-cell table:number-columns-repeated="4"/>
          <table:table-cell office:value-type="float" office:value="44">
            <text:p>44</text:p>
          </table:table-cell>
          <table:table-cell office:value-type="float" office:value="5.82607450539">
            <text:p>5.8260745054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44">
            <text:p>44</text:p>
          </table:table-cell>
          <table:table-cell office:value-type="float" office:value="-221.345688585">
            <text:p>-221.345688585</text:p>
          </table:table-cell>
        </table:table-row>
        <table:table-row table:style-name="ro2">
          <table:table-cell table:number-columns-repeated="4"/>
          <table:table-cell office:value-type="float" office:value="45">
            <text:p>45</text:p>
          </table:table-cell>
          <table:table-cell office:value-type="float" office:value="5.8261152987">
            <text:p>5.8261152987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45">
            <text:p>45</text:p>
          </table:table-cell>
          <table:table-cell office:value-type="float" office:value="-221.344662628">
            <text:p>-221.344662628</text:p>
          </table:table-cell>
        </table:table-row>
        <table:table-row table:style-name="ro2">
          <table:table-cell table:number-columns-repeated="4"/>
          <table:table-cell office:value-type="float" office:value="46">
            <text:p>46</text:p>
          </table:table-cell>
          <table:table-cell office:value-type="float" office:value="5.82614944669">
            <text:p>5.8261494467</text:p>
          </table:table-cell>
          <table:table-cell office:value-type="float" office:value="0.87">
            <text:p>0.87</text:p>
          </table:table-cell>
          <table:table-cell office:value-type="float" office:value="0.841772151899">
            <text:p>0.8417721519</text:p>
          </table:table-cell>
          <table:table-cell table:number-columns-repeated="6"/>
          <table:table-cell office:value-type="float" office:value="46">
            <text:p>46</text:p>
          </table:table-cell>
          <table:table-cell office:value-type="float" office:value="-221.343813696">
            <text:p>-221.343813696</text:p>
          </table:table-cell>
        </table:table-row>
        <table:table-row table:style-name="ro2" table:number-rows-repeated="10485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Without Regularization" table:style-name="ta1">
        <table:table-column table:style-name="co1" table:number-columns-repeated="8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Del_Lcl</text:p>
          </table:table-cell>
          <table:table-cell office:value-type="string">
            <text:p>lcl</text:p>
          </table:table-cell>
          <table:table-cell office:value-type="string">
            <text:p>vallcl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.6221122709">
            <text:p>-2.6221122709</text:p>
          </table:table-cell>
          <table:table-cell office:value-type="float" office:value="-531.48929793">
            <text:p>-531.48929793</text:p>
          </table:table-cell>
          <table:table-cell office:value-type="float" office:value="-341.799324539">
            <text:p>-341.799324539</text:p>
          </table:table-cell>
          <table:table-cell/>
          <table:table-cell office:value-type="string">
            <text:p>Test</text:p>
          </table:table-cell>
          <table:table-cell office:value-type="string">
            <text:p>Validation</text:p>
          </table:table-cell>
          <table:table-cell office:value-type="string">
            <text:p>Traini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6.34899851475">
            <text:p>-6.3489985148</text:p>
          </table:table-cell>
          <table:table-cell office:value-type="float" office:value="-165.957738675">
            <text:p>-165.957738675</text:p>
          </table:table-cell>
          <table:table-cell office:value-type="float" office:value="-316.353779943">
            <text:p>-316.353779943</text:p>
          </table:table-cell>
          <table:table-cell/>
          <table:table-cell office:value-type="float" office:value="89.12">
            <text:p>89.12</text:p>
          </table:table-cell>
          <table:table-cell office:value-type="float" office:value="84.81">
            <text:p>84.81</text:p>
          </table:table-cell>
          <table:table-cell table:style-name="ce1" office:value-type="percentage" office:value="1">
            <text:p>100.00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0.434556739543">
            <text:p>-0.4345567395</text:p>
          </table:table-cell>
          <table:table-cell office:value-type="float" office:value="-58.9222549134">
            <text:p>-58.9222549134</text:p>
          </table:table-cell>
          <table:table-cell office:value-type="float" office:value="-308.216556845">
            <text:p>-308.21655684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0.0721327057232">
            <text:p>-0.0721327057</text:p>
          </table:table-cell>
          <table:table-cell office:value-type="float" office:value="-0.193672142549">
            <text:p>-0.1936721425</text:p>
          </table:table-cell>
          <table:table-cell office:value-type="float" office:value="-319.32518553">
            <text:p>-319.3251855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0.0123035128053">
            <text:p>-0.0123035128</text:p>
          </table:table-cell>
          <table:table-cell office:value-type="float" office:value="-0.0323908224764">
            <text:p>-0.0323908225</text:p>
          </table:table-cell>
          <table:table-cell office:value-type="float" office:value="-318.754115037">
            <text:p>-318.754115037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0.0116358684781">
            <text:p>-0.0116358685</text:p>
          </table:table-cell>
          <table:table-cell office:value-type="float" office:value="-0.0292919774619">
            <text:p>-0.0292919775</text:p>
          </table:table-cell>
          <table:table-cell office:value-type="float" office:value="-318.72492787">
            <text:p>-318.7249278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0.0111489286173">
            <text:p>-0.0111489286</text:p>
          </table:table-cell>
          <table:table-cell office:value-type="float" office:value="-0.0273292964394">
            <text:p>-0.0273292964</text:p>
          </table:table-cell>
          <table:table-cell office:value-type="float" office:value="-318.707087707">
            <text:p>-318.70708770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0.0107645874325">
            <text:p>-0.0107645874</text:p>
          </table:table-cell>
          <table:table-cell office:value-type="float" office:value="-0.025931976718">
            <text:p>-0.0259319767</text:p>
          </table:table-cell>
          <table:table-cell office:value-type="float" office:value="-318.695010838">
            <text:p>-318.69501083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0.0104481750852">
            <text:p>-0.0104481751</text:p>
          </table:table-cell>
          <table:table-cell office:value-type="float" office:value="-0.0248662996254">
            <text:p>-0.0248662996</text:p>
          </table:table-cell>
          <table:table-cell office:value-type="float" office:value="-318.686285886">
            <text:p>-318.686285886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0.0101804446309">
            <text:p>-0.0101804446</text:p>
          </table:table-cell>
          <table:table-cell office:value-type="float" office:value="-0.0240157325455">
            <text:p>-0.0240157325</text:p>
          </table:table-cell>
          <table:table-cell office:value-type="float" office:value="-318.679689148">
            <text:p>-318.67968914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0.00994936401355">
            <text:p>-0.009949364</text:p>
          </table:table-cell>
          <table:table-cell office:value-type="float" office:value="-0.023314527784">
            <text:p>-0.0233145278</text:p>
          </table:table-cell>
          <table:table-cell office:value-type="float" office:value="-318.674530382">
            <text:p>-318.674530382</text:p>
          </table:table-cell>
          <table:table-cell table:number-columns-repeated="4"/>
        </table:table-row>
        <table:table-row table:style-name="ro1">
          <table:table-cell office:value-type="string">
            <text:p>Epochs</text:p>
          </table:table-cell>
          <table:table-cell office:value-type="string">
            <text:p>Del_Lcl</text:p>
          </table:table-cell>
          <table:table-cell office:value-type="string">
            <text:p>Training Accuracy</text:p>
          </table:table-cell>
          <table:table-cell office:value-type="string">
            <text:p>Validation Accuracy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.6221122709">
            <text:p>-2.6221122709</text:p>
          </table:table-cell>
          <table:table-cell office:value-type="float" office:value="0.89">
            <text:p>0.89</text:p>
          </table:table-cell>
          <table:table-cell office:value-type="float" office:value="0.822784810127">
            <text:p>0.822784810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6.34899851475">
            <text:p>-6.3489985148</text:p>
          </table:table-cell>
          <table:table-cell office:value-type="float" office:value="0.9625">
            <text:p>0.9625</text:p>
          </table:table-cell>
          <table:table-cell office:value-type="float" office:value="0.835443037975">
            <text:p>0.835443038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0.434556739543">
            <text:p>-0.4345567395</text:p>
          </table:table-cell>
          <table:table-cell office:value-type="float" office:value="0.985">
            <text:p>0.985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0.0721327057232">
            <text:p>-0.0721327057</text:p>
          </table:table-cell>
          <table:table-cell office:value-type="float" office:value="1">
            <text:p>1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0.0123035128053">
            <text:p>-0.0123035128</text:p>
          </table:table-cell>
          <table:table-cell office:value-type="float" office:value="1">
            <text:p>1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0.0116358684781">
            <text:p>-0.0116358685</text:p>
          </table:table-cell>
          <table:table-cell office:value-type="float" office:value="1">
            <text:p>1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0.0111489286173">
            <text:p>-0.0111489286</text:p>
          </table:table-cell>
          <table:table-cell office:value-type="float" office:value="1">
            <text:p>1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0.0107645874325">
            <text:p>-0.0107645874</text:p>
          </table:table-cell>
          <table:table-cell office:value-type="float" office:value="1">
            <text:p>1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0.0104481750852">
            <text:p>-0.0104481751</text:p>
          </table:table-cell>
          <table:table-cell office:value-type="float" office:value="1">
            <text:p>1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0.0101804446309">
            <text:p>-0.0101804446</text:p>
          </table:table-cell>
          <table:table-cell office:value-type="float" office:value="1">
            <text:p>1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0.00994936401355">
            <text:p>-0.009949364</text:p>
          </table:table-cell>
          <table:table-cell office:value-type="float" office:value="1">
            <text:p>1</text:p>
          </table:table-cell>
          <table:table-cell office:value-type="float" office:value="0.848101265823">
            <text:p>0.84810126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 style:data-style-name="N2" text:time-value="0000-00-00T02:29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6:19:40</meta:creation-date>
    <dc:date>2014-01-23T03:21:16</dc:date>
    <meta:editing-duration>PT6H43M10S</meta:editing-duration>
    <meta:editing-cycles>12</meta:editing-cycles>
    <meta:generator>LibreOffice/4.0.2.2$Linux_X86_64 LibreOffice_project/400m0$Build-2</meta:generator>
    <meta:document-statistic meta:table-count="2" meta:cell-count="4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87cm" svg:y="3.952cm" style:legend-expansion="high" chart:style-name="ch2"/>
        <chart:plot-area chart:style-name="ch3" table:cell-range-address="Regularization.B1:Regularization.C1 Regularization.B3:Regularization.D16" chart:data-source-has-labels="both" svg:x="1.331cm" svg:y="0.855cm" svg:width="9.616cm" svg:height="6.984cm">
          <chartooo:coordinate-region svg:x="1.569cm" svg:y="1.055cm" svg:width="9.284cm" svg:height="6.137cm"/>
          <chart:axis chart:dimension="x" chart:name="primary-x" chart:style-name="ch4" chartooo:axis-type="auto">
            <chart:title svg:x="5.526cm" svg:y="8.019cm" chart:style-name="ch5">
              <text:p>log(mu)</text:p>
            </chart:title>
            <chart:categories table:cell-range-address="Regularization.B1:Regularization.B1"/>
          </chart:axis>
          <chart:axis chart:dimension="y" chart:name="primary-y" chart:style-name="ch4">
            <chart:title svg:x="0.451cm" svg:y="5.066cm" chart:style-name="ch6">
              <text:p>Accuracy</text:p>
            </chart:title>
            <chart:grid chart:style-name="ch7" chart:class="major"/>
          </chart:axis>
          <chart:series chart:style-name="ch8" chart:values-cell-range-address="Regularization.B3:Regularization.B16" chart:label-cell-address="Regularization.B1:Regularization.B1" chart:class="chart:scatter">
            <chart:domain table:cell-range-address="Regularization.D3:Regularization.D16"/>
            <chart:data-point chart:repeated="14"/>
          </chart:series>
          <chart:series chart:style-name="ch9" chart:values-cell-range-address="Regularization.C3:Regularization.C16" chart:label-cell-address="Regularization.C1:Regularization.C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ining Accuracy</text:p>
                <draw:g>
                  <svg:desc>Regularization.B1:Regularization.B1</svg:desc>
                </draw:g>
              </table:table-cell>
              <table:table-cell office:value-type="string">
                <text:p>Validation Accuracy</text:p>
                <draw:g>
                  <svg:desc>Regularization.C1:Regulariz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ing Accuracy</text:p>
                <draw:g>
                  <svg:desc>Regularization.B1:Regularization.B1</svg:desc>
                </draw:g>
              </table:table-cell>
              <table:table-cell office:value-type="float" office:value="4">
                <text:p>4</text:p>
                <draw:g>
                  <svg:desc>Regularization.D3:Regularization.D16</svg:desc>
                </draw:g>
              </table:table-cell>
              <table:table-cell office:value-type="float" office:value="0.5">
                <text:p>0.5</text:p>
                <draw:g>
                  <svg:desc>Regularization.B3:Regularization.B16</svg:desc>
                </draw:g>
              </table:table-cell>
              <table:table-cell office:value-type="float" office:value="0.512">
                <text:p>0.512</text:p>
                <draw:g>
                  <svg:desc>Regularization.C3:Regularization.C16</svg:desc>
                </draw:g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655">
                <text:p>0.655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411">
                <text:p>0.8411</text:p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  <table:table-cell office:value-type="float" office:value="0.8425">
                <text:p>0.8425</text:p>
              </table:table-cell>
              <table:table-cell office:value-type="float" office:value="0.82911">
                <text:p>0.82911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0.86">
                <text:p>0.86</text:p>
              </table:table-cell>
              <table:table-cell office:value-type="float" office:value="0.8544">
                <text:p>0.8544</text:p>
              </table:table-cell>
            </table:table-row>
            <table:table-row>
              <table:table-cell office:value-type="string"/>
              <table:table-cell office:value-type="float" office:value="-3">
                <text:p>-3</text:p>
              </table:table-cell>
              <table:table-cell office:value-type="float" office:value="0.925">
                <text:p>0.925</text:p>
              </table:table-cell>
              <table:table-cell office:value-type="float" office:value="0.8607">
                <text:p>0.8607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0.9925">
                <text:p>0.9925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/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0.8987">
                <text:p>0.8987</text:p>
              </table:table-cell>
            </table:table-row>
            <table:table-row>
              <table:table-cell office:value-type="string"/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0.8987">
                <text:p>0.8987</text:p>
              </table:table-cell>
            </table:table-row>
            <table:table-row>
              <table:table-cell office:value-type="string"/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.8925">
                <text:p>0.8925</text:p>
              </table:table-cell>
            </table:table-row>
            <table:table-row>
              <table:table-cell office:value-type="string"/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87cm" svg:y="3.952cm" style:legend-expansion="high" chart:style-name="ch2"/>
        <chart:plot-area chart:style-name="ch3" table:cell-range-address="Regularization.E2:Regularization.E48 Regularization.G1:Regularization.H48" chart:data-source-has-labels="row" svg:x="0.77cm" svg:y="0.855cm" svg:width="10.177cm" svg:height="7.545cm">
          <chartooo:coordinate-region svg:x="1.682cm" svg:y="1.054cm" svg:width="9.07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gularization.G2:Regularization.G48" chart:label-cell-address="Regularization.G1:Regularization.G1" chart:class="chart:scatter">
            <chart:domain table:cell-range-address="Regularization.E2:Regularization.E48"/>
            <chart:data-point chart:repeated="47"/>
          </chart:series>
          <chart:series chart:style-name="ch7" chart:values-cell-range-address="Regularization.H1:Regularization.H48" chart:label-cell-address="Regularization.H1:Regularization.H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raiqning Accuracy</text:p>
                <draw:g>
                  <svg:desc>Regularization.G1:Regularization.G1</svg:desc>
                </draw:g>
              </table:table-cell>
              <table:table-cell office:value-type="string">
                <text:p>Validation Accuracy</text:p>
                <draw:g>
                  <svg:desc>Regularization.H1:Regularizat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gularization.E2:Regularization.E48</svg:desc>
                </draw:g>
              </table:table-cell>
              <table:table-cell office:value-type="float" office:value="0.845">
                <text:p>0.845</text:p>
                <draw:g>
                  <svg:desc>Regularization.G2:Regularization.G48</svg:desc>
                </draw:g>
              </table:table-cell>
              <table:table-cell office:value-type="float" office:value="NaN">
                <text:p>NaN</text:p>
                <draw:g>
                  <svg:desc>Regularization.H1:Regularization.H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475">
                <text:p>0.84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525">
                <text:p>0.8525</text:p>
              </table:table-cell>
              <table:table-cell office:value-type="float" office:value="0.835443037975">
                <text:p>0.835443037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55">
                <text:p>0.85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55">
                <text:p>0.85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575">
                <text:p>0.85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575">
                <text:p>0.85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575">
                <text:p>0.85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575">
                <text:p>0.85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">
                <text:p>0.86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625">
                <text:p>0.862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675">
                <text:p>0.86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675">
                <text:p>0.86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675">
                <text:p>0.86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675">
                <text:p>0.8675</text:p>
              </table:table-cell>
              <table:table-cell office:value-type="float" office:value="0.829113924051">
                <text:p>0.829113924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7">
                <text:p>0.87</text:p>
              </table:table-cell>
              <table:table-cell office:value-type="float" office:value="0.835443037975">
                <text:p>0.835443037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87">
                <text:p>0.87</text:p>
              </table:table-cell>
              <table:table-cell office:value-type="float" office:value="0.841772151899">
                <text:p>0.84177215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1772151899">
                <text:p>0.8417721518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